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F0000000438BD767B75EF28452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36cm, 73.905cm, 13.841cm, 16.41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46cm" svg:height="9.271cm" svg:x="0.111cm" svg:y="0.365cm">
          <draw:image xlink:href="Pictures/1000020100000F0000000438BD767B75EF28452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0-27T21:24:17.501851673</meta:creation-date>
    <dc:date>2022-10-27T21:28:04.576831990</dc:date>
    <meta:editing-duration>PT3M47S</meta:editing-duration>
    <meta:editing-cycles>1</meta:editing-cycles>
    <meta:generator>LibreOffice/6.4.7.2$Linux_X86_64 LibreOffice_project/40$Build-2</meta:generator>
    <meta:document-statistic meta:object-count="1"/>
  </office:meta>
</office:document-meta>
</file>